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visible-area-left="0cm" draw:visible-area-top="0cm" draw:visible-area-width="5cm" draw:visible-area-height="5cm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457cm" svg:height="1.128cm" svg:x="9.31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457cm" svg:height="1.41cm" svg:x="9.312cm" svg:y="11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3cm" svg:height="3cm" svg:x="7.736cm" svg:y="7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draw:type="line" svg:x1="11.04cm" svg:y1="3.128cm" svg:x2="9.235cm" svg:y2="7.5cm" draw:start-shape="id1" draw:start-glue-point="2" draw:end-shape="id2" draw:end-glue-point="4" svg:d="m11040 3128-1805 4372">
          <text:p/>
        </draw:connector>
        <draw:connector draw:style-name="gr3" draw:text-style-name="P1" draw:layer="layout" draw:type="line" svg:x1="9.235cm" svg:y1="10.5cm" svg:x2="11.04cm" svg:y2="11.59cm" draw:start-shape="id2" draw:start-glue-point="8" draw:end-shape="id3" draw:end-glue-point="0" svg:d="m9235 10500 1805 1090">
          <text:p/>
        </draw:connector>
        <draw:frame draw:style-name="gr4" draw:layer="layout" svg:width="4.736cm" svg:height="0.576cm" svg:x="5cm" svg:y="5.5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id="id4" draw:layer="layout" svg:width="3cm" svg:height="3cm" svg:x="11.236cm" svg:y="7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draw:type="line" svg:x1="11.04cm" svg:y1="3.128cm" svg:x2="12.735cm" svg:y2="7.5cm" draw:start-shape="id1" draw:start-glue-point="2" draw:end-shape="id4" draw:end-glue-point="4" svg:d="m11040 3128 1695 4372">
          <text:p/>
        </draw:connector>
        <draw:connector draw:style-name="gr3" draw:text-style-name="P1" draw:layer="layout" draw:type="line" svg:x1="12.735cm" svg:y1="10.5cm" svg:x2="11.04cm" svg:y2="11.59cm" draw:start-shape="id4" draw:start-glue-point="8" draw:end-shape="id3" draw:end-glue-point="0" svg:d="m12735 10500-1695 1090">
          <text:p/>
        </draw:connector>
        <draw:frame draw:style-name="gr4" draw:layer="layout" svg:width="5.116cm" svg:height="0.576cm" svg:x="12.236cm" svg:y="5.5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2.131cm" svg:height="0.576cm" svg:x="8.236cm" svg:y="8.924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2.321cm" svg:height="0.576cm" svg:x="11.736cm" svg:y="8.924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2.306cm" svg:height="0.576cm" svg:x="9.93cm" svg:y="2.424cm">
          <draw:object-ole draw:class-id="00000000-0000-0000-0000-000000000000"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2.132cm" svg:height="0.576cm" svg:x="9.736cm" svg:y="11.924cm">
          <draw:object-ole draw:class-id="00000000-0000-0000-0000-000000000000"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8-13T10:30:13</meta:creation-date>
    <dc:date>2008-08-21T14:17:21</dc:date>
    <meta:editing-cycles>2</meta:editing-cycles>
    <meta:editing-duration>PT15M53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@</math:mi>
      <math:mi>T</math:mi>
      <math:mrow>
        <math:mo math:stretchy="false">(</math:mo>
        <math:mrow>
          <math:mrow>
            <math:msub>
              <math:mtext>in</math:mtext>
              <math:mn>1</math:mn>
            </math:msub>
            <math:mo math:stretchy="false">=</math:mo>
            <math:mrow>
              <math:mi math:fontstyle="italic">true</math:mi>
              <math:mo math:stretchy="false">∨</math:mo>
              <math:msub>
                <math:mtext>in</math:mtext>
                <math:mn>2</math:mn>
              </math:msub>
            </math:mrow>
          </math:mrow>
          <math:mo math:stretchy="false">=</math:mo>
          <math:mi math:fontstyle="italic">true</math:mi>
        </math:mrow>
        <math:mo math:stretchy="false">)</math:mo>
      </math:mrow>
    </math:mrow>
    <math:annotation math:encoding="StarMath 5.0">@T("in"_1 = true or "in"_2 = true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@</math:mi>
      <math:mi>T</math:mi>
      <math:mrow>
        <math:mo math:stretchy="false">(</math:mo>
        <math:mrow>
          <math:mrow>
            <math:msub>
              <math:mtext>in</math:mtext>
              <math:mn>1</math:mn>
            </math:msub>
            <math:mo math:stretchy="false">=</math:mo>
            <math:mrow>
              <math:mi math:fontstyle="italic">false</math:mi>
              <math:mo math:stretchy="false">∨</math:mo>
              <math:msub>
                <math:mtext>in</math:mtext>
                <math:mn>2</math:mn>
              </math:msub>
            </math:mrow>
          </math:mrow>
          <math:mo math:stretchy="false">=</math:mo>
          <math:mi math:fontstyle="italic">false</math:mi>
        </math:mrow>
        <math:mo math:stretchy="false">)</math:mo>
      </math:mrow>
    </math:mrow>
    <math:annotation math:encoding="StarMath 5.0">@T("in"_1 = false or "in"_2 = false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text>out</math:mtext>
        <math:mn>1</math:mn>
      </math:msub>
      <math:mrow>
        <math:mi>:</math:mi>
        <math:mo math:stretchy="false">=</math:mo>
        <math:mi math:fontstyle="italic">true</math:mi>
      </math:mrow>
    </math:mrow>
    <math:annotation math:encoding="StarMath 5.0">"out"_1 := tru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text>out</math:mtext>
        <math:mn>1</math:mn>
      </math:msub>
      <math:mrow>
        <math:mi>:</math:mi>
        <math:mo math:stretchy="false">=</math:mo>
        <math:mi math:fontstyle="italic">false</math:mi>
      </math:mrow>
    </math:mrow>
    <math:annotation math:encoding="StarMath 5.0">"out"_1 := fals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text>rung</math:mtext>
        <math:mn>1</math:mn>
      </math:msub>
      <math:mrow>
        <math:mo math:stretchy="false">(</math:mo>
        <math:mi math:fontstyle="italic">start</math:mi>
        <math:mo math:stretchy="false">)</math:mo>
      </math:mrow>
    </math:mrow>
    <math:annotation math:encoding="StarMath 5.0">"rung"_1 (star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text>rung</math:mtext>
        <math:mn>1</math:mn>
      </math:msub>
      <math:mrow>
        <math:mo math:stretchy="false">(</math:mo>
        <math:mi math:fontstyle="italic">end</math:mi>
        <math:mo math:stretchy="false">)</math:mo>
      </math:mrow>
    </math:mrow>
    <math:annotation math:encoding="StarMath 5.0">"rung"_1 (end)</math:annotation>
  </math:semantics>
</math:math>
</file>